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1310a" officeooo:paragraph-rsid="0021310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ae6c6" officeooo:paragraph-rsid="0021310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29bb0" officeooo:paragraph-rsid="00229bb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7509c" officeooo:paragraph-rsid="0027509c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28ee90" officeooo:paragraph-rsid="0028ee9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a5466" officeooo:paragraph-rsid="002a5466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FreeSans" officeooo:rsid="002bf705" officeooo:paragraph-rsid="002bf705"/>
    </style:style>
    <style:style style:name="P1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bf22b" officeooo:paragraph-rsid="002bf22b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specialistas discutem como aproveitar informações valiosas do Código Fonte</text:p>
      <text:p text:style-name="P1"/>
      <text:p text:style-name="P1"><text:s/></text:p>
      <text:p text:style-name="P18">Métricas para Código Fonte, elemento chave para compartilhamento de informação e conhecimento nos programas de computador, são debatidas no FISL</text:p>
      <text:p text:style-name="P18"></text:p>
      <text:p text:style-name="P18"></text:p>
      <text:p text:style-name="P18">O monitoramento de diferentes categorias de métricas de software foi um dos temas abordados no Fórum Internacional Software Livre (FISL) no Centro de Eventos da PUCRS. A palestra teve o objetivo de explicar categorias e métricas que pode ser úteis aos programadores. Além disso os especialistas Diego Martinez, Arthur de Moura Del Esposte, Paulo Meirelles e Rafael Reggiani Manzo falaram sobre a ferramenta livre Mezuro, usada para análise do código fonte e também mostraram como a automatização pode ajudar no processo.</text:p>
      <text:p text:style-name="P18"></text:p>
      <text:p text:style-name="P18">Em um dos exemplos citado pelo palestrante Paulo Meirelles, foram analisadas 344 mil mostras de classe para que fosse possível entender as métricas existentes hoje. Outra recomendação do especialista é a combinação de mais de um tipo de métrica.</text:p>
      <text:p text:style-name="P18"></text:p>
      <text:p text:style-name="P18">Formado em ciências da computação e aluno de mestrado na USP, Rafael Reggiani Manzo, comentou por que é tão importante usar a ferramenta.</text:p>
      <text:p text:style-name="P18"></text:p>
      <text:p text:style-name="P18">- Hoje hoje você encontra softwares que têm muitos problemas. Tem softwares livres que são antigos e são mais difíceis para você começar a contribuir para ele. Através das métricas você consegue acompanhar isso através do tempo e não permitir que seu software chegue nesse ponto e seja difícil das pessoas contribuírem para ele - explicou.</text:p>
      <text:p text:style-name="P18"></text:p>
      <text:p text:style-name="P18">Métricas são medidas extraídas do software que fornecem informações sobre sua complexidade, capacidade de ser compreendido, testabilidade, manutenibilidade e evolução. Podem ser classificadas entre estáticas, que apenas fazem análise léxica e sintática do código-fonte e dinâmicas.</text:p>
      <text:p text:style-name="P3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<text:soft-page-break/>Fotos em alta resolução da última edição do FISL:</text:p>
      <text:p text:style-name="P11"><text:a xlink:type="simple" xlink:href="https://www.flickr.com/photos/fisl14"><text:span text:style-name="T1">https://www.flickr.com/photos/fisl1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3</meta:editing-cycles>
    <meta:creation-date>2014-04-30T13:37:00</meta:creation-date>
    <dc:date>2014-05-10T16:38:09.628593960</dc:date>
    <meta:editing-duration>PT45M24S</meta:editing-duration>
    <meta:generator>LibreOffice/4.1.2.3$Linux_X86_64 LibreOffice_project/410m0$Build-3</meta:generator>
    <meta:document-statistic meta:table-count="0" meta:image-count="0" meta:object-count="0" meta:page-count="2" meta:paragraph-count="26" meta:word-count="402" meta:character-count="2730" meta:non-whitespace-character-count="23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